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ans" officeooo:paragraph-rsid="0015bd16"/>
    </style:style>
    <style:style style:name="P2" style:family="paragraph" style:parent-style-name="Standard">
      <style:paragraph-properties fo:text-align="start" style:justify-single-word="false"/>
      <style:text-properties style:font-name="Liberation Sans" fo:font-weight="bold" officeooo:rsid="0017b982" officeooo:paragraph-rsid="0015bd16" style:font-weight-asian="bold" style:font-weight-complex="bold"/>
    </style:style>
    <style:style style:name="P3" style:family="paragraph" style:parent-style-name="Standard">
      <style:paragraph-properties fo:text-align="start" style:justify-single-word="false"/>
      <style:text-properties style:font-name="Liberation Sans" fo:font-weight="bold" officeooo:rsid="0015bd16" officeooo:paragraph-rsid="0015bd16" style:font-weight-asian="bold" style:font-weight-complex="bold"/>
    </style:style>
    <style:style style:name="P4" style:family="paragraph" style:parent-style-name="Standard">
      <style:paragraph-properties fo:text-align="start" style:justify-single-word="false"/>
      <style:text-properties style:font-name="Liberation Sans" fo:font-weight="normal" officeooo:rsid="0017b982" officeooo:paragraph-rsid="0015bd16" style:font-weight-asian="normal" style:font-weight-complex="normal"/>
    </style:style>
    <style:style style:name="P5" style:family="paragraph" style:parent-style-name="Standard">
      <style:paragraph-properties fo:text-align="start" style:justify-single-word="false"/>
      <style:text-properties style:font-name="Liberation Sans" fo:font-weight="normal" officeooo:rsid="0015bd16" officeooo:paragraph-rsid="0015bd16" style:font-weight-asian="normal" style:font-weight-complex="normal"/>
    </style:style>
    <style:style style:name="P6" style:family="paragraph" style:parent-style-name="Standard">
      <style:paragraph-properties fo:text-align="start" style:justify-single-word="false" fo:break-before="page"/>
      <style:text-properties style:font-name="Liberation Sans" fo:font-size="16pt" fo:font-weight="bold" officeooo:rsid="0017b982" officeooo:paragraph-rsid="0015bd16" style:font-size-asian="16pt" style:font-weight-asian="bold" style:font-size-complex="16pt" style:font-weight-complex="bold"/>
    </style:style>
    <style:style style:name="P7" style:family="paragraph" style:parent-style-name="Standard">
      <style:paragraph-properties fo:text-align="start" style:justify-single-word="false" fo:break-before="page"/>
      <style:text-properties style:font-name="Liberation Sans" fo:font-size="10pt" fo:font-weight="normal" officeooo:rsid="001bffe6" officeooo:paragraph-rsid="0015bd16" style:font-size-asian="10pt" style:font-weight-asian="normal" style:font-size-complex="10pt" style:font-weight-complex="normal"/>
    </style:style>
    <style:style style:name="P8" style:family="paragraph" style:parent-style-name="Standard">
      <style:paragraph-properties fo:text-align="start" style:justify-single-word="false"/>
      <style:text-properties style:font-name="Liberation Sans" fo:font-weight="normal" officeooo:rsid="0015bd16" officeooo:paragraph-rsid="0015bd16" style:font-weight-asian="normal" style:font-weight-complex="normal"/>
    </style:style>
    <style:style style:name="P9" style:family="paragraph" style:parent-style-name="Standard">
      <style:paragraph-properties fo:text-align="start" style:justify-single-word="false"/>
      <style:text-properties style:font-name="Liberation Sans" fo:font-weight="normal" officeooo:rsid="0017199f" officeooo:paragraph-rsid="0017199f" style:font-weight-asian="normal" style:font-weight-complex="normal"/>
    </style:style>
    <style:style style:name="P10" style:family="paragraph" style:parent-style-name="Standard">
      <style:paragraph-properties fo:text-align="start" style:justify-single-word="false"/>
      <style:text-properties style:font-name="Liberation Sans" fo:font-weight="normal" officeooo:rsid="0017b982" officeooo:paragraph-rsid="0017199f" style:font-weight-asian="normal" style:font-weight-complex="normal"/>
    </style:style>
    <style:style style:name="P11" style:family="paragraph" style:parent-style-name="Standard">
      <style:paragraph-properties fo:text-align="start" style:justify-single-word="false"/>
      <style:text-properties style:font-name="Liberation Sans" fo:font-weight="bold" officeooo:rsid="0017199f" officeooo:paragraph-rsid="0017199f" style:font-weight-asian="bold" style:font-weight-complex="bold"/>
    </style:style>
    <style:style style:name="T1" style:family="text">
      <style:text-properties officeooo:rsid="0017b982"/>
    </style:style>
    <style:style style:name="T2" style:family="text">
      <style:text-properties fo:font-weight="normal" style:font-weight-asian="normal" style:font-weight-complex="normal"/>
    </style:style>
    <style:style style:name="T3" style:family="text">
      <style:text-properties officeooo:rsid="0017199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William McDonald</text:p>
      <text:p text:style-name="P1">20418145</text:p>
      <text:p text:style-name="P1">wmcdonal</text:p>
      <text:p text:style-name="P1"/>
      <text:p text:style-name="P1"/>
      <text:p text:style-name="P1"/>
      <text:p text:style-name="P1"/>
      <text:p text:style-name="P1"/>
      <text:p text:style-name="P1"/>
      <text:p text:style-name="P1"/>
      <text:p text:style-name="P1"/>
      <text:p text:style-name="P1">CS 488 Assignment <text:span text:style-name="T1">2</text:span></text:p>
      <text:p text:style-name="P6">Manual</text:p>
      <text:p text:style-name="P2"/>
      <text:p text:style-name="P5">The data structure is very similar to the original. <text:s/>Only a pointer to the node's parent has been added, so that when picking a geometry node we can find the corresponding joint parent. <text:span text:style-name="T3">Several methods have been added to the Nodes to help.</text:span></text:p>
      <text:p text:style-name="P5"/>
      <text:p text:style-name="P3">Sphere Drawing</text:p>
      <text:p text:style-name="P5"/>
      <text:p text:style-name="P5">A single sphere vertex buffer was computed and is used for every sphere. <text:s/>The sphere <text:span text:style-name="T3">is</text:span> created by tilling the surface with quadrilaterals, which <text:span text:style-name="T3">are</text:span> then split in half to become triangles. <text:s/>There is also a single buffer for the normals of the sphere vertices which is used for the lighting computations of every sphere.</text:p>
      <text:p text:style-name="P5"/>
      <text:p text:style-name="P3">Picking</text:p>
      <text:p text:style-name="P5"/>
      <text:p text:style-name="P5">Picking was implemented by unique-colour picking. The scene is rendered to a QOpenGLFrameBufferObject with depth checking enabled and dithering disabled. The pixel that was clicked is retrieved and an id is computed from its RGB value. The joint corresponding to that id is found (if it exists) and added to a set of picked nodes.</text:p>
      <text:p text:style-name="P5"/>
      <text:p text:style-name="P3">Rotating Joints</text:p>
      <text:p text:style-name="P11"/>
      <text:p text:style-name="P9">There are a few components for rotating joints. <text:s/>Firstly, there is a jointMap which is a mapping of ids to JointNodes. <text:s/>This is to allow us to check for and avoid over-rotations.</text:p>
      <text:p text:style-name="P9"/>
      <text:p text:style-name="P9">Next, there is the undo/redo stack, which is a snapshot of the current state of rotation for each joint. There is finally the opMap, which is a map containing the net rotations per-id. <text:s/>The combination of these allows us to rotate multiple joints, and undo these rotations even when some joints are over-rotated.</text:p>
      <text:p text:style-name="P9"/>
      <text:p text:style-name="P9">When a rotation drag begins, a new entry is added to the top of the undo/redo stack. This top entry is modified in-place as the drag continues.</text:p>
      <text:p text:style-name="P9"/>
      <text:p text:style-name="P11">Structure of Puppet</text:p>
      <text:p text:style-name="P11"/>
      <text:p text:style-name="P11"><text:span text:style-name="T2">Several abstractions were made in order to model the puppet. Firstly, there is a concept of a “drawable node”, which is simply a node with a child, and that child is the geometry node. <text:s/>Next there is the concept of a “limb”, which is a series of drawable nodes connected by joints. <text:s/>The puppet is constructed out of four limbs, and additional drawable nodes for the head, nose, shoulders and neck.</text:span></text:p>
      <text:p text:style-name="P11"/>
      <text:p text:style-name="P11"><text:span text:style-name="T2">The head has a single joint which can rotate about Y and X. <text:s/>All other joints are restricted to rotating about X, as per the assignment specifications. There is nothing special in the code that would restrict other joints from rotating about the Y axis as well.</text:span></text:p>
      <text:p text:style-name="P10"/>
      <text:p text:style-name="P2">Assumptions</text:p>
      <text:p text:style-name="P2"/>
      <text:p text:style-name="P4">It is assumed that this program will be run on Ubuntu 14.04 with Qt version 5.2.1.</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7T01:14:25.728633423</meta:creation-date>
    <dc:date>2015-06-17T02:55:03.770021523</dc:date>
    <meta:editing-duration>PT4M11S</meta:editing-duration>
    <meta:editing-cycles>2</meta:editing-cycles>
    <meta:generator>LibreOffice/4.2.8.2$Linux_X86_64 LibreOffice_project/420m0$Build-2</meta:generator>
    <meta:document-statistic meta:table-count="0" meta:image-count="0" meta:object-count="0" meta:page-count="3" meta:paragraph-count="19" meta:word-count="417" meta:character-count="2385" meta:non-whitespace-character-count="1978"/>
  </office:meta>
</office:document-meta>
</file>